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vertical-align="middle"/>
    </style:style>
    <style:style style:name="gr2" style:family="graphic" style:parent-style-name="standard">
      <style:graphic-properties draw:stroke="none" draw:fill="solid" draw:fill-color="#004586" draw:textarea-vertical-align="middle"/>
    </style:style>
    <style:style style:name="gr3" style:family="graphic" style:parent-style-name="standard">
      <style:graphic-properties draw:stroke="solid" draw:stroke-dash="Dash_20_2" svg:stroke-width="0.026cm" svg:stroke-color="#000000" draw:stroke-linejoin="round" svg:stroke-linecap="butt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standard">
      <style:graphic-properties draw:stroke="none" draw:stroke-dash="Dash_20_2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_20_2" svg:stroke-width="0.026cm" svg:stroke-color="#ffffff" draw:stroke-linejoin="round" svg:stroke-linecap="butt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6" style:family="graphic" style:parent-style-name="standard">
      <style:graphic-properties draw:stroke="none" draw:stroke-dash="Dash_20_2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2" svg:stroke-width="0.096cm" svg:stroke-color="#000000" draw:stroke-linejoin="round" svg:stroke-linecap="butt" draw:fill="none" draw:fill-color="#ffffff" draw:textarea-horizontal-align="center" draw:textarea-vertical-align="middle" fo:padding-top="0.048cm" fo:padding-bottom="0.048cm" fo:padding-left="0.048cm" fo:padding-right="0.048cm"/>
    </style:style>
    <style:style style:name="gr8" style:family="graphic" style:parent-style-name="standard">
      <style:graphic-properties draw:stroke="solid" draw:stroke-dash="Dash_20_2" svg:stroke-width="1.27cm" svg:stroke-color="#ffffff" draw:marker-start-width="1.386cm" draw:marker-end-width="1.386cm" draw:stroke-linejoin="round" svg:stroke-linecap="butt" draw:textarea-horizontal-align="center" draw:textarea-vertical-align="middle" fo:padding-top="0.634cm" fo:padding-bottom="0.634cm" fo:padding-left="0.634cm" fo:padding-right="0.634cm"/>
    </style:style>
    <style:style style:name="gr9" style:family="graphic" style:parent-style-name="standard">
      <style:graphic-properties draw:stroke="solid" draw:stroke-dash="Dash_20_2" svg:stroke-width="1.27cm" svg:stroke-color="#ffffff" draw:marker-start-width="1.905cm" draw:marker-end-width="1.905cm" draw:stroke-linejoin="round" svg:stroke-linecap="butt" draw:textarea-horizontal-align="center" draw:textarea-vertical-align="middle" fo:padding-top="0.635cm" fo:padding-bottom="0.635cm" fo:padding-left="0.635cm" fo:padding-right="0.6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3.411cm" svg:height="17.272cm" svg:x="4.125cm" svg:y="2.798cm" draw:corner-radius="1.27cm">
          <text:p/>
        </draw:rect>
        <draw:rect draw:style-name="gr2" draw:text-style-name="P1" draw:layer="layout" svg:width="12.827cm" svg:height="16.51cm" svg:x="4.424cm" svg:y="3.198cm" draw:corner-radius="1.27cm">
          <text:p/>
        </draw:rect>
        <draw:line draw:style-name="gr3" draw:text-style-name="P1" draw:layer="layout" svg:x1="7.645cm" svg:y1="12.222cm" svg:x2="7.645cm" svg:y2="17.201cm">
          <text:p/>
        </draw:line>
        <draw:line draw:style-name="gr3" draw:text-style-name="P1" draw:layer="layout" svg:x1="13.894cm" svg:y1="12.222cm" svg:x2="13.894cm" svg:y2="17.201cm">
          <text:p/>
        </draw:line>
        <draw:path draw:style-name="gr4" draw:text-style-name="P1" draw:layer="layout" svg:width="6.253cm" svg:height="0.734cm" svg:x="7.647cm" svg:y="16.832cm" svg:viewBox="0 0 6254 735" svg:d="M3126 735c-575 0-1064-15-1562-50-500-33-857-75-1145-134s-419-116-419-183 131-125 419-184 645-101 1144-134c499-35 988-50 1563-50 576 0 1066 15 1564 50 499 33 857 75 1145 134s419 117 419 184-131 124-419 183-646 101-1145 134c-498 35-988 50-1564 50z">
          <text:p/>
        </draw:path>
        <draw:path draw:style-name="gr5" draw:text-style-name="P1" draw:layer="layout" svg:width="6.253cm" svg:height="0.734cm" svg:x="7.647cm" svg:y="16.832cm" svg:viewBox="0 0 6254 735" svg:d="M3126 735c-575 0-1064-15-1562-50-500-33-857-75-1145-134s-419-116-419-183 131-125 419-184 645-101 1144-134c499-35 988-50 1563-50 576 0 1066 15 1564 50 499 33 857 75 1145 134s419 117 419 184-131 124-419 183-646 101-1145 134c-498 35-988 50-1564 50z">
          <text:p/>
        </draw:path>
        <draw:polygon draw:style-name="gr6" draw:text-style-name="P1" draw:layer="layout" svg:width="6.249cm" svg:height="4.977cm" svg:x="7.645cm" svg:y="12.308cm" svg:viewBox="0 0 6250 4978" draw:points="3126,4978 0,4978 0,0 6250,0 6250,4978">
          <text:p/>
        </draw:polygon>
        <draw:polygon draw:style-name="gr5" draw:text-style-name="P1" draw:layer="layout" svg:width="6.249cm" svg:height="4.977cm" svg:x="7.645cm" svg:y="12.222cm" svg:viewBox="0 0 6250 4978" draw:points="3126,4978 0,4978 0,0 6250,0 6250,4978">
          <text:p/>
        </draw:polygon>
        <draw:path draw:style-name="gr6" draw:text-style-name="P1" draw:layer="layout" svg:width="6.252cm" svg:height="0.734cm" svg:x="7.647cm" svg:y="11.857cm" svg:viewBox="0 0 6253 735" svg:d="M3126 735c-575 0-1064-16-1563-50-499-33-856-75-1144-134s-419-116-419-184 131-125 419-184 645-101 1144-133c499-35 988-50 1563-50 576 0 1065 15 1564 50 498 32 856 74 1144 133s419 116 419 184-131 125-419 184-646 101-1144 134c-499 34-988 50-1564 50z">
          <text:p/>
        </draw:path>
        <draw:path draw:style-name="gr7" draw:text-style-name="P1" draw:layer="layout" svg:width="6.252cm" svg:height="0.734cm" svg:x="7.647cm" svg:y="11.857cm" svg:viewBox="0 0 6253 735" svg:d="M3126 735c-575 0-1064-16-1563-50-499-33-856-75-1144-134s-419-116-419-184 131-125 419-184 645-101 1144-133c499-35 988-50 1563-50 576 0 1065 15 1564 50 498 32 856 74 1144 133s419 116 419 184-131 125-419 184-646 101-1144 134c-499 34-988 50-1564 50z">
          <text:p/>
        </draw:path>
        <draw:line draw:style-name="gr8" draw:text-style-name="P1" draw:layer="layout" svg:x1="8.211cm" svg:y1="12.223cm" svg:x2="8.211cm" svg:y2="8.903cm">
          <text:p/>
        </draw:line>
        <draw:line draw:style-name="gr8" draw:text-style-name="P1" draw:layer="layout" svg:x1="13.262cm" svg:y1="12.224cm" svg:x2="13.262cm" svg:y2="8.608cm">
          <text:p/>
        </draw:line>
        <draw:line draw:style-name="gr9" draw:text-style-name="P1" draw:layer="layout" svg:x1="11.169cm" svg:y1="5.427cm" svg:x2="6.525cm" svg:y2="10.588cm">
          <text:p/>
        </draw:line>
        <draw:line draw:style-name="gr9" draw:text-style-name="P1" draw:layer="layout" svg:x1="10.441cm" svg:y1="5.42cm" svg:x2="14.892cm" svg:y2="10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3T12:59:22</dc:date>
    <meta:generator>OpenOffice/4.1.0$Unix OpenOffice.org_project/410m18$Build-9764</meta:generator>
    <meta:editing-duration>PT11M1S</meta:editing-duration>
    <meta:editing-cycles>2</meta:editing-cycles>
    <meta:document-statistic meta:object-count="14"/>
  </office:meta>
</office:document-meta>
</file>